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2"/>
          <table:table-cell office:value-type="string">
            <text:p>sigma0_had</text:p>
          </table:table-cell>
          <table:table-cell office:value-type="string">
            <text:p>gamma_Z</text:p>
          </table:table-cell>
          <table:table-cell office:value-type="string">
            <text:p>M_Z</text:p>
          </table:table-cell>
          <table:table-cell office:value-type="string">
            <text:p>sigma0_mu</text:p>
          </table:table-cell>
          <table:table-cell office:value-type="string">
            <text:p>sin2thetaw</text:p>
          </table:table-cell>
          <table:table-cell office:value-type="string">
            <text:p>N_C</text:p>
          </table:table-cell>
          <table:table-cell office:value-type="string">
            <text:p>gamma_e</text:p>
          </table:table-cell>
          <table:table-cell office:value-type="string">
            <text:p>gamma_e_v1</text:p>
          </table:table-cell>
          <table:table-cell office:value-type="string">
            <text:p>gamma_e_v2</text:p>
          </table:table-cell>
          <table:table-cell office:value-type="string">
            <text:p>gamma_had</text:p>
          </table:table-cell>
        </table:table-row>
        <table:table-row table:style-name="ro1">
          <table:table-cell office:value-type="string">
            <text:p>Teilchenanzahl &gt; 10:</text:p>
          </table:table-cell>
          <table:table-cell/>
          <table:table-cell office:value-type="float" office:value="40.2138">
            <text:p>40,2138</text:p>
          </table:table-cell>
          <table:table-cell office:value-type="float" office:value="2.58927">
            <text:p>2,58927</text:p>
          </table:table-cell>
          <table:table-cell office:value-type="float" office:value="91.1585">
            <text:p>91,1585</text:p>
          </table:table-cell>
          <table:table-cell office:value-type="float" office:value="2.156">
            <text:p>2,156</text:p>
          </table:table-cell>
          <table:table-cell office:value-type="float" office:value="0.25">
            <text:p>0,25</text:p>
          </table:table-cell>
          <table:table-cell office:value-type="float" office:value="3.26938">
            <text:p>3,26938</text:p>
          </table:table-cell>
          <table:table-cell office:value-type="float" office:value="0.09046">
            <text:p>0,09046</text:p>
          </table:table-cell>
          <table:table-cell office:value-type="float" office:value="0.61459">
            <text:p>0,61459</text:p>
          </table:table-cell>
          <table:table-cell office:value-type="float" office:value="0.08278">
            <text:p>0,08278</text:p>
          </table:table-cell>
          <table:table-cell office:value-type="float" office:value="1.84377">
            <text:p>1,84377</text:p>
          </table:table-cell>
        </table:table-row>
        <table:table-row table:style-name="ro1">
          <table:table-cell office:value-type="string">
            <text:p>Teilchenanzahl &gt; 9:</text:p>
          </table:table-cell>
          <table:table-cell/>
          <table:table-cell office:value-type="float" office:value="40.3311">
            <text:p>40,3311</text:p>
          </table:table-cell>
          <table:table-cell office:value-type="float" office:value="2.60481">
            <text:p>2,60481</text:p>
          </table:table-cell>
          <table:table-cell office:value-type="float" office:value="91.156">
            <text:p>91,156</text:p>
          </table:table-cell>
          <table:table-cell office:value-type="float" office:value="2.1517">
            <text:p>2,1517</text:p>
          </table:table-cell>
          <table:table-cell office:value-type="float" office:value="0.22984">
            <text:p>0,22984</text:p>
          </table:table-cell>
          <table:table-cell office:value-type="float" office:value="3.20259">
            <text:p>3,20259</text:p>
          </table:table-cell>
          <table:table-cell office:value-type="float" office:value="0.09091">
            <text:p>0,09091</text:p>
          </table:table-cell>
          <table:table-cell office:value-type="float" office:value="0.61917">
            <text:p>0,61917</text:p>
          </table:table-cell>
          <table:table-cell office:value-type="float" office:value="0.08339">
            <text:p>0,08339</text:p>
          </table:table-cell>
          <table:table-cell office:value-type="float" office:value="1.8575">
            <text:p>1,8575</text:p>
          </table:table-cell>
        </table:table-row>
        <table:table-row table:style-name="ro1">
          <table:table-cell office:value-type="string">
            <text:p>Teilchenanzahl &gt; 8:</text:p>
          </table:table-cell>
          <table:table-cell/>
          <table:table-cell office:value-type="float" office:value="40.4881">
            <text:p>40,4881</text:p>
          </table:table-cell>
          <table:table-cell office:value-type="float" office:value="2.64099">
            <text:p>2,64099</text:p>
          </table:table-cell>
          <table:table-cell office:value-type="float" office:value="91.1573">
            <text:p>91,1573</text:p>
          </table:table-cell>
          <table:table-cell office:value-type="float" office:value="2.14108">
            <text:p>2,14108</text:p>
          </table:table-cell>
          <table:table-cell office:value-type="float" office:value="0.21399">
            <text:p>0,21399</text:p>
          </table:table-cell>
          <table:table-cell office:value-type="float" office:value="3.1839">
            <text:p>3,1839</text:p>
          </table:table-cell>
          <table:table-cell office:value-type="float" office:value="0.09194">
            <text:p>0,09194</text:p>
          </table:table-cell>
          <table:table-cell office:value-type="float" office:value="0.63004">
            <text:p>0,63004</text:p>
          </table:table-cell>
          <table:table-cell office:value-type="float" office:value="0.08458">
            <text:p>0,08458</text:p>
          </table:table-cell>
          <table:table-cell office:value-type="float" office:value="1.89011">
            <text:p>1,89011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.05.2010</text:date>, <text:time>13:55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3T13:19:15</meta:creation-date>
    <dc:date>2010-05-13T13:55:49</dc:date>
    <meta:editing-duration>PT00H36M35S</meta:editing-duration>
    <meta:editing-cycles>11</meta:editing-cycles>
    <meta:generator>OpenOffice.org/3.1$Unix OpenOffice.org_project/310m21$Build-9319</meta:generator>
    <meta:document-statistic meta:table-count="3" meta:cell-count="43" meta:object-count="0"/>
  </office:meta>
</office:document-meta>
</file>